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90e9e" officeooo:paragraph-rsid="00490e9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c0ce4" officeooo:paragraph-rsid="005c0ce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2bf1a0" officeooo:paragraph-rsid="005e08c1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e08c1" officeooo:paragraph-rsid="00641b17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42ae4" officeooo:paragraph-rsid="0031173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42ae4" officeooo:paragraph-rsid="005e08c1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5ed1b8"/>
    </style:style>
    <style:style style:name="P9" style:family="paragraph" style:parent-style-name="Standard" style:list-style-name="L2">
      <style:paragraph-properties fo:text-align="start" style:justify-single-word="false"/>
      <style:text-properties officeooo:paragraph-rsid="005e08c1"/>
    </style:style>
    <style:style style:name="P10" style:family="paragraph" style:parent-style-name="Standard" style:list-style-name="L6">
      <style:paragraph-properties fo:text-align="start" style:justify-single-word="false"/>
      <style:text-properties officeooo:paragraph-rsid="0060934f"/>
    </style:style>
    <style:style style:name="P11" style:family="paragraph" style:parent-style-name="Standard">
      <style:paragraph-properties fo:text-align="start" style:justify-single-word="false"/>
      <style:text-properties officeooo:paragraph-rsid="0068feb2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ed1b8" officeooo:paragraph-rsid="005ed1b8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0934f" officeooo:paragraph-rsid="0060934f" style:font-size-asian="12pt" style:font-weight-asian="normal" style:font-size-complex="12pt" style:font-weight-complex="normal"/>
    </style:style>
    <style:style style:name="P14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0934f" officeooo:paragraph-rsid="0060934f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fdad8" officeooo:paragraph-rsid="003fdad8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266b1" officeooo:paragraph-rsid="006266b1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8d124" officeooo:paragraph-rsid="005e08c1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659fb" officeooo:paragraph-rsid="005e08c1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7221e" officeooo:paragraph-rsid="005e08c1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41b17" officeooo:paragraph-rsid="00641b17" style:font-size-asian="12pt" style:font-weight-asian="normal" style:font-size-complex="12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0ce4" officeooo:paragraph-rsid="00641b17" style:font-size-asian="12pt" style:font-weight-asian="normal" style:font-size-complex="12pt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e08c1" officeooo:paragraph-rsid="0060934f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officeooo:rsid="0049c85d" officeooo:paragraph-rsid="005e08c1"/>
    </style:style>
    <style:style style:name="P24" style:family="paragraph" style:parent-style-name="Standard" style:list-style-name="L2">
      <style:paragraph-properties fo:text-align="start" style:justify-single-word="false"/>
      <style:text-properties fo:font-weight="normal" officeooo:rsid="0047221e" officeooo:paragraph-rsid="005e08c1" style:font-weight-asian="normal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officeooo:rsid="0060934f" officeooo:paragraph-rsid="0060934f"/>
    </style:style>
    <style:style style:name="P26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8feb2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8feb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0934f" style:font-weight-asian="bold" style:font-weight-complex="bold"/>
    </style:style>
    <style:style style:name="T3" style:family="text">
      <style:text-properties fo:font-weight="bold" officeooo:rsid="00641b17" style:font-weight-asian="bold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" fo:font-size="12pt" fo:font-weight="normal" officeooo:rsid="0048d124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weight="normal" officeooo:rsid="004659fb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normal" officeooo:rsid="0047221e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weight="normal" officeooo:rsid="00484ddd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officeooo:rsid="005ed1b8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normal" officeooo:rsid="0060934f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weight="normal" officeooo:rsid="005e08c1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5c62e3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5c79d9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5e08c1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48d124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484ddd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5ed1b8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60934f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22" style:family="text">
      <style:text-properties style:text-line-through-style="none" style:text-line-through-type="none" style:font-name="DejaVu Sans Condensed" fo:font-size="12pt" officeooo:rsid="0048d124" style:font-size-asian="12pt" style:font-size-complex="12pt"/>
    </style:style>
    <style:style style:name="T23" style:family="text">
      <style:text-properties officeooo:rsid="0048d124"/>
    </style:style>
    <style:style style:name="T24" style:family="text">
      <style:text-properties officeooo:rsid="00484ddd"/>
    </style:style>
    <style:style style:name="T25" style:family="text">
      <style:text-properties officeooo:rsid="005ed1b8"/>
    </style:style>
    <style:style style:name="T26" style:family="text">
      <style:text-properties officeooo:rsid="0060934f"/>
    </style:style>
    <style:style style:name="T27" style:family="text">
      <style:text-properties officeooo:rsid="006266b1"/>
    </style:style>
    <style:style style:name="T28" style:family="text">
      <style:text-properties officeooo:rsid="00641b17"/>
    </style:style>
    <style:style style:name="T29" style:family="text">
      <style:text-properties officeooo:rsid="0064348b"/>
    </style:style>
    <style:style style:name="T30" style:family="text">
      <style:text-properties officeooo:rsid="0064cf57"/>
    </style:style>
    <style:style style:name="T31" style:family="text">
      <style:text-properties officeooo:rsid="0066f0da"/>
    </style:style>
    <style:style style:name="T32" style:family="text">
      <style:text-properties officeooo:rsid="00689e3c"/>
    </style:style>
    <style:style style:name="T33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6">1<text:span text:style-name="T33">xx</text:span> - Controls</text:p>
          </table:table-cell>
          <table:table-cell table:style-name="Table1.B1" office:value-type="string">
            <text:p text:style-name="P27">2xx - Ground</text:p>
          </table:table-cell>
          <table:table-cell table:style-name="Table1.C1" office:value-type="string">
            <text:p text:style-name="P27">3xx - Flight</text:p>
          </table:table-cell>
          <table:table-cell table:style-name="Table1.B1" office:value-type="string">
            <text:p text:style-name="P27">4xx - A2A</text:p>
          </table:table-cell>
          <table:table-cell table:style-name="Table1.B1" office:value-type="string">
            <text:p text:style-name="P27">5xx - A2G</text:p>
          </table:table-cell>
          <table:table-cell table:style-name="Table1.F1" office:value-type="string">
            <text:p text:style-name="P27">6xx - Misc</text:p>
          </table:table-cell>
        </table:table-row>
      </table:table>
      <text:p text:style-name="P11"><text:span text:style-name="T14">3</text:span><text:span text:style-name="T15">0</text:span><text:span text:style-name="T13">1 - </text:span><text:span text:style-name="T16">Flight - </text:span><text:span text:style-name="T14">Takeoff, </text:span><text:span text:style-name="T16">Navigation, Jettison, Landing</text:span></text:p>
      <text:p text:style-name="P1"/>
      <text:p text:style-name="P2">Takeoff<text:span text:style-name="T28"> -- WIP needs verification</text:span></text:p>
      <text:list text:style-name="L1">
        <text:list-item>
          <text:p text:style-name="P8"><text:span text:style-name="T19">Nosewheel brake lever</text:span><text:span text:style-name="T9"> ... </text:span><text:span text:style-name="T19">O</text:span><text:span text:style-name="T20">n</text:span><text:span text:style-name="T9"> (</text:span><text:span text:style-name="T10">horizontal</text:span><text:span text:style-name="T9">) (upper left instrument panel, near bottom left corner of gunsight base)</text:span></text:p>
        </text:list-item>
        <text:list-item>
          <text:p text:style-name="P12"><text:span text:style-name="T1">Flaps</text:span> ... <text:span text:style-name="T1">Takeoff position</text:span> (<text:span text:style-name="T1">T6 down</text:span>)</text:p>
        </text:list-item>
        <text:list-item>
          <text:p text:style-name="P13">Brakes will hold 1<text:span text:style-name="T29">1</text:span>,000 RPM<text:span text:style-name="T29"> (approx the front of the Virpil throttle detent)</text:span>.</text:p>
        </text:list-item>
        <text:list-item>
          <text:p text:style-name="P13">Recommended to use <text:span text:style-name="T1">Mil</text:span> or <text:span text:style-name="T1">AB</text:span> for takeoff (<text:span text:style-name="T30">full throttle, then </text:span><text:span text:style-name="T1">Pinky switch down or up</text:span> and <text:span text:style-name="T1">hold</text:span> until lights come on)</text:p>
        </text:list-item>
        <text:list-item>
          <text:p text:style-name="P15"><text:span text:style-name="T1">Rotate</text:span> at <text:span text:style-name="T2">200 kph</text:span><text:span text:style-name="T29"> to get nosewheel off the grou</text:span><text:span text:style-name="T32">nd.</text:span></text:p>
        </text:list-item>
        <text:list-item>
          <text:p text:style-name="P13"><text:span text:style-name="T1">Liftoff</text:span> around <text:span text:style-name="T1">280 kph</text:span><text:span text:style-name="T31">.</text:span></text:p>
        </text:list-item>
        <text:list-item>
          <text:p text:style-name="P13"><text:span text:style-name="T1">Gear up</text:span> before <text:span text:style-name="T1">500 kph</text:span><text:span text:style-name="T27">.</text:span></text:p>
        </text:list-item>
        <text:list-item>
          <text:p text:style-name="P16"><text:span text:style-name="T1">Flaps up</text:span> before <text:span text:style-name="T1">800 kph</text:span>.</text:p>
        </text:list-item>
      </text:list>
      <text:p text:style-name="P6"/>
      <text:p text:style-name="P4">Navigation <text:span text:style-name="T23">to NDB (Non-Directional Beacon)</text:span><text:span text:style-name="T24"> -- WIP Needs verification</text:span></text:p>
      <text:list xml:id="list497726426" text:style-name="L2">
        <text:list-item>
          <text:p text:style-name="P17">Find a beacon on the map, looks like a little sunburst with a frequency in kHz beside it and two letters.</text:p>
        </text:list-item>
      </text:list>
      <text:list text:style-name="L3">
        <text:list-item>
          <text:list>
            <text:list-item>
              <text:p text:style-name="P23"><text:span text:style-name="T5">I</text:span><text:span text:style-name="T4">f the map icon has little "ears" around it, the NDB doubles as an inner or outer marker for an airfield.</text:span></text:p>
            </text:list-item>
          </text:list>
        </text:list-item>
      </text:list>
      <text:list xml:id="list182945309766684" text:continue-list="list497726426" text:style-name="L2">
        <text:list-item>
          <text:p text:style-name="P9"><text:span text:style-name="T5">S</text:span><text:span text:style-name="T6">et Radio Audio Selector switch to RADIO COMPASS (radio panel in front of throttle).</text:span></text:p>
        </text:list-item>
        <text:list-item>
          <text:p text:style-name="P18">Set the NEAR/FAR homing switch to NEAR (upper left instrument panel).</text:p>
        </text:list-item>
        <text:list-item>
          <text:p text:style-name="P9"><text:span text:style-name="T5">Tune the </text:span><text:span text:style-name="T17">AR</text:span><text:span text:style-name="T18">K</text:span><text:span text:style-name="T17">-</text:span><text:span text:style-name="T18">5</text:span><text:span text:style-name="T5"> radio system to the </text:span><text:span text:style-name="T7">NEAR </text:span><text:span text:style-name="T6">(</text:span><text:span text:style-name="T7">i</text:span><text:span text:style-name="T6">nner) </text:span><text:span text:style-name="T7">b</text:span><text:span text:style-name="T6">eacon </text:span><text:span text:style-name="T5">frequency (right </text:span><text:span text:style-name="T6">wall</text:span><text:span text:style-name="T5">):</text:span></text:p>
          <text:list>
            <text:list-item>
              <text:p text:style-name="P9"><text:span text:style-name="T5">Set </text:span><text:span text:style-name="T6">TLG/TLF</text:span><text:span text:style-name="T8"> switch to </text:span><text:span text:style-name="T6">TLF.</text:span></text:p>
            </text:list-item>
            <text:list-item>
              <text:p text:style-name="P9"><text:span text:style-name="T5">Set </text:span><text:span text:style-name="T8">mode </text:span><text:span text:style-name="T5">knob to </text:span><text:span text:style-name="T6">ANT</text:span><text:span text:style-name="T5">.</text:span></text:p>
            </text:list-item>
            <text:list-item>
              <text:p text:style-name="P17">Set frequency band selector to the one covering the frequency of the NDB.</text:p>
            </text:list-item>
            <text:list-item>
              <text:p text:style-name="P17">Turn the tuning crank to the correct frequency. <text:s/>Watch the signal strength needle at the top.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19">NOTE Do not turn the tuning crank with mode knob set to COMP, that may damage the tuning motor.</text:p>
                </text:list-item>
              </text:list>
            </text:list-item>
          </text:list>
        </text:list-item>
      </text:list>
      <text:list xml:id="list182945461462236" text:continue-list="list182945309766684" text:style-name="L2">
        <text:list-item>
          <text:list>
            <text:list-item>
              <text:p text:style-name="P17">Listen for the correct Morse code of the two letters associated with the NDB (see kneeboard page 002 for Morse code).</text:p>
            </text:list-item>
            <text:list-item>
              <text:p text:style-name="P9"><text:span text:style-name="T5">Set </text:span><text:span text:style-name="T8">mode </text:span><text:span text:style-name="T5">knob to </text:span><text:span text:style-name="T7">COMP</text:span><text:span text:style-name="T5">.</text:span><text:span text:style-name="T7"> <text:s/>Direction to Inner Beacon should show on the radio compass gauge.</text:span></text:p>
            </text:list-item>
          </text:list>
        </text:list-item>
        <text:list-item>
          <text:p text:style-name="P24"><text:span text:style-name="T22">R</text:span><text:span text:style-name="T21">epeat steps above to tune to the FAR beacon frequency, starting by setting the NEAR/FAR switch to FAR.</text:span></text:p>
        </text:list-item>
        <text:list-item>
          <text:p text:style-name="P9"><text:span text:style-name="T17">Radio Compass</text:span><text:span text:style-name="T5"> instrument (</text:span><text:span text:style-name="T8">upper right</text:span><text:span text:style-name="T5"> of instrument panel) shows </text:span><text:span text:style-name="T7">heading</text:span><text:span text:style-name="T5"> to NDB.</text:span></text:p>
        </text:list-item>
        <text:list-item>
          <text:p text:style-name="P9"><text:span text:style-name="T5">W</text:span><text:span text:style-name="T7">hen you fly directly over the beacon, the BEACON light (above right of airspeed gauge) will flash. <text:s/>Then change the NEAR/FAR switch to NEAR to track the inner beacon on landing approach.</text:span></text:p>
        </text:list-item>
      </text:list>
      <text:p text:style-name="P7"/>
      <text:p text:style-name="P3">Jettison</text:p>
      <text:list text:style-name="L5">
        <text:list-item>
          <text:p text:style-name="P20">Drop tanks are empty when <text:span text:style-name="T1">EXT TANKS EMPTY</text:span> light illuminates (center console between legs, upper right corner)</text:p>
        </text:list-item>
        <text:list-item>
          <text:p text:style-name="P21"><text:span text:style-name="T28">Jettison with </text:span><text:span text:style-name="T3">EMERG. JETT. BOMBS TANKS red guarded button</text:span><text:span text:style-name="T28"> on left forward canopy rail </text:span>next to the gun arming buttons.</text:p>
        </text:list-item>
      </text:list>
      <text:p text:style-name="P6"/>
      <text:p text:style-name="P5">Landing<text:span text:style-name="T28"> -- WIP needs verification</text:span></text:p>
      <text:list text:style-name="L6">
        <text:list-item>
          <text:p text:style-name="P22"><text:span text:style-name="T1">Nose gear brake lever</text:span> ... <text:span text:style-name="T1">On</text:span> (horizontal) for maximum braking<text:span text:style-name="T26"> </text:span><text:span text:style-name="T25">(upper left instrument panel, near bottom left corner of gunsight base)</text:span></text:p>
        </text:list-item>
        <text:list-item>
          <text:p text:style-name="P14">Use <text:span text:style-name="T1">speedbrakes</text:span> to slow down (they are out only <text:span text:style-name="T1">while button is held down</text:span>, and retract automatically when you let go)</text:p>
        </text:list-item>
        <text:list-item>
          <text:p text:style-name="P14">Under <text:span text:style-name="T1">500 kph</text:span>: <text:span text:style-name="T1">Gear</text:span> ... <text:span text:style-name="T1">Down</text:span></text:p>
        </text:list-item>
        <text:list-item>
          <text:p text:style-name="P14">Under <text:span text:style-name="T1">400 kph</text:span>: Flaps ... Landing position (<text:span text:style-name="T1">shift-T6 down</text:span><text:span text:style-name="T25">)</text:span></text:p>
        </text:list-item>
        <text:list-item>
          <text:p text:style-name="P14">Final turn speed is <text:span text:style-name="T1">380 kph</text:span>.</text:p>
        </text:list-item>
        <text:list-item>
          <text:p text:style-name="P14">Approach speed is <text:span text:style-name="T1">300-310 kph</text:span>.</text:p>
        </text:list-item>
        <text:list-item>
          <text:p text:style-name="P14">When crossing threshold, <text:span text:style-name="T1">throttles to idle</text:span> and <text:span text:style-name="T1">flare</text:span> for landing.</text:p>
        </text:list-item>
        <text:list-item>
          <text:p text:style-name="P14">Normal landing speed is around <text:span text:style-name="T1">235 kph</text:span>.</text:p>
        </text:list-item>
        <text:list-item>
          <text:p text:style-name="P14"><text:span text:style-name="T1">Flaps</text:span> ... <text:span text:style-name="T1">Retract</text:span> (<text:span text:style-name="T1">T6 up</text:span>)</text:p>
        </text:list-item>
        <text:list-item>
          <text:p text:style-name="P14">(optional) Under <text:span text:style-name="T1">300 kph</text:span>: Deploy drag chute (<text:span text:style-name="T1">shift-T5 down</text:span>)</text:p>
        </text:list-item>
        <text:list-item>
          <text:p text:style-name="P10"><text:span text:style-name="T10">Under </text:span><text:span text:style-name="T20">210 kph</text:span><text:span text:style-name="T10">: Use wheelbrakes to slow down. <text:s/>Rooskie brakes.</text:span></text:p>
        </text:list-item>
        <text:list-item>
          <text:p text:style-name="P10"><text:span text:style-name="T20">After stopping</text:span><text:span text:style-name="T10">:</text:span></text:p>
          <text:list>
            <text:list-item>
              <text:p text:style-name="P25"><text:span text:style-name="T12">Jettison drag chute</text:span><text:span text:style-name="T4"> (yellow guarded button on left front canopy rail)</text:span></text:p>
            </text:list-item>
            <text:list-item>
              <text:p text:style-name="P10"><text:span text:style-name="T16">Nose gear brake lever</text:span><text:span text:style-name="T11"> ... </text:span><text:span text:style-name="T16">O</text:span><text:span text:style-name="T20">ff</text:span><text:span text:style-name="T11"> (</text:span><text:span text:style-name="T10">vertical</text:span><text:span text:style-name="T11">) for </text:span><text:span text:style-name="T10">taxi </text:span><text:span text:style-name="T9">(upper left instrument panel, near bottom left corner of gunsight base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8:29:44.998000000</dc:date>
    <meta:editing-duration>PT10H52M11S</meta:editing-duration>
    <meta:editing-cycles>83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50" meta:word-count="583" meta:character-count="3198" meta:non-whitespace-character-count="2700"/>
  </office:meta>
</office:document-meta>
</file>